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808080" draw:marker-start-width="0.376cm" draw:marker-end-width="0.376cm" draw:fill="solid" draw:fill-color="#cccccc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svg:stroke-width="0.051cm" svg:stroke-color="#808080" draw:marker-start-width="0.376cm" draw:marker-end-width="0.3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="" draw:marker-start-width="0.376cm" draw:marker-end="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7cm" fo:min-width="0cm"/>
    </style:style>
    <style:style style:name="gr9" style:family="graphic" style:parent-style-name="objectwithoutfill">
      <style:graphic-properties svg:stroke-width="0.051cm" draw:marker-start-width="0.376cm" draw:marker-end="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43cm" svg:y1="13.065cm" svg:x2="17.51cm" svg:y2="13.065cm">
          <text:p/>
        </draw:line>
        <draw:line draw:style-name="gr2" draw:text-style-name="P1" draw:layer="layout" svg:x1="17.51cm" svg:y1="13.065cm" svg:x2="7.547cm" svg:y2="7.632cm">
          <text:p/>
        </draw:line>
        <draw:line draw:style-name="gr2" draw:text-style-name="P1" draw:layer="layout" svg:x1="13.211cm" svg:y1="14.386cm" svg:x2="5.731cm" svg:y2="8.136cm">
          <text:p/>
        </draw:line>
        <draw:polygon draw:style-name="gr3" draw:text-style-name="P1" draw:layer="layout" svg:width="2.258cm" svg:height="0.881cm" svg:x="5.977cm" svg:y="8cm" svg:viewBox="0 0 2259 882" draw:points="0,0 2259,0 2190,252 2092,412 1944,578 1776,709 1552,809 1334,853 1130,882 808,853 527,737 303,592 162,419 57,230 22,107">
          <text:p/>
        </draw:polygon>
        <draw:polygon draw:style-name="gr4" draw:text-style-name="P1" draw:layer="layout" svg:width="2.62cm" svg:height="1.022cm" svg:x="6.845cm" svg:y="8.679cm" svg:viewBox="0 0 2621 1023" draw:points="0,0 2621,0 2541,293 2427,477 2256,671 2061,822 1800,939 1548,989 1312,1023 937,989 611,855 351,687 188,486 66,267 26,125">
          <text:p/>
        </draw:polygon>
        <draw:polygon draw:style-name="gr4" draw:text-style-name="P1" draw:layer="layout" svg:width="2.997cm" svg:height="1.225cm" svg:x="7.747cm" svg:y="9.359cm" svg:viewBox="0 0 2998 1226" draw:points="0,0 2998,0 2906,351 2776,572 2580,804 2357,985 2059,1125 1770,1186 1500,1226 1072,1186 699,1025 402,823 215,582 76,320 30,149">
          <text:p/>
        </draw:polygon>
        <draw:polygon draw:style-name="gr4" draw:text-style-name="P1" draw:layer="layout" svg:width="3.408cm" svg:height="1.367cm" svg:x="8.709cm" svg:y="10.117cm" svg:viewBox="0 0 3409 1368" draw:points="0,0 3409,0 3304,391 3157,638 2934,897 2680,1099 2341,1256 2013,1323 1706,1368 1219,1323 795,1144 457,919 245,650 86,357 34,167">
          <text:p/>
        </draw:polygon>
        <draw:polygon draw:style-name="gr4" draw:text-style-name="P1" draw:layer="layout" svg:width="3.914cm" svg:height="1.398cm" svg:x="9.734cm" svg:y="10.938cm" svg:viewBox="0 0 3915 1399" draw:points="0,0 3915,0 3795,400 3625,653 3369,917 3078,1124 2689,1284 2312,1353 1959,1399 1400,1353 913,1170 525,940 281,665 99,365 39,170">
          <text:p/>
        </draw:polygon>
        <draw:polygon draw:style-name="gr4" draw:text-style-name="P1" draw:layer="layout" svg:width="4.357cm" svg:height="1.602cm" svg:x="10.807cm" svg:y="11.775cm" svg:viewBox="0 0 4358 1603" draw:points="0,0 4358,0 4224,459 4035,748 3751,1051 3426,1288 2993,1471 2574,1550 2181,1603 1559,1550 1017,1340 584,1077 313,761 110,419 43,195">
          <text:p/>
        </draw:polygon>
        <draw:line draw:style-name="gr2" draw:text-style-name="P1" draw:layer="layout" svg:x1="12.43cm" svg:y1="13.065cm" svg:x2="5.485cm" svg:y2="7.632cm">
          <text:p/>
        </draw:line>
        <draw:polygon draw:style-name="gr3" draw:text-style-name="P1" draw:layer="layout" svg:width="5.079cm" svg:height="1.921cm" svg:x="12.43cm" svg:y="13.065cm" svg:viewBox="0 0 5080 1922" draw:points="0,0 5080,0 4924,550 4704,897 4372,1260 3994,1544 3489,1764 3000,1859 2542,1922 1817,1859 1185,1607 681,1291 365,913 128,502 50,234">
          <text:p/>
        </draw:polygon>
        <draw:line draw:style-name="gr5" draw:text-style-name="P1" draw:layer="layout" svg:x1="9.749cm" svg:y1="9.79cm" svg:x2="10.966cm" svg:y2="10.655cm">
          <text:p/>
        </draw:line>
        <draw:line draw:style-name="gr1" draw:text-style-name="P1" draw:layer="layout" svg:x1="13.833cm" svg:y1="10.825cm" svg:x2="14.4cm" svg:y2="10.295cm">
          <text:p/>
        </draw:line>
        <draw:line draw:style-name="gr1" draw:text-style-name="P1" draw:layer="layout" svg:x1="15.357cm" svg:y1="11.683cm" svg:x2="16.032cm" svg:y2="11.043cm">
          <text:p/>
        </draw:line>
        <draw:line draw:style-name="gr6" draw:text-style-name="P1" draw:layer="layout" svg:x1="14.111cm" svg:y1="10.545cm" svg:x2="15.721cm" svg:y2="11.347cm">
          <text:p/>
        </draw:line>
        <draw:frame draw:style-name="gr7" draw:layer="layout" svg:width="0.805cm" svg:height="0.962cm" svg:x="9.66cm" svg:y="10.128cm">
          <draw:text-box>
            <text:p>u</text:p>
          </draw:text-box>
        </draw:frame>
        <draw:frame draw:style-name="gr8" draw:text-style-name="P2" draw:layer="layout" svg:width="4.058cm" svg:height="1.673cm" svg:x="8.355cm" svg:y="14.067cm">
          <draw:text-box>
            <text:p text:style-name="P2">Downstream</text:p>
            <text:p text:style-name="P2">boundary</text:p>
          </draw:text-box>
        </draw:frame>
        <draw:line draw:style-name="gr9" draw:text-style-name="P1" draw:layer="layout" svg:x1="7.65cm" svg:y1="7.015cm" svg:x2="7.011cm" svg:y2="7.838cm">
          <text:p/>
        </draw:line>
        <draw:frame draw:style-name="gr10" draw:layer="layout" svg:width="11.099cm" svg:height="1.27cm" svg:x="7.046cm" svg:y="5.953cm">
          <draw:text-box>
            <text:p>Upstream boundary (station 0)</text:p>
          </draw:text-box>
        </draw:frame>
        <draw:line draw:style-name="gr9" draw:text-style-name="P1" draw:layer="layout" svg:x1="13.7cm" svg:y1="13.935cm" svg:x2="12.43cm" svg:y2="14.57cm">
          <text:p/>
        </draw:line>
        <draw:frame draw:style-name="gr10" draw:layer="layout" svg:width="5.049cm" svg:height="1.673cm" svg:x="14.731cm" svg:y="9.055cm">
          <draw:text-box>
            <text:p>Sub-section of</text:p>
            <text:p>length dx</text:p>
          </draw:text-box>
        </draw:frame>
        <draw:frame draw:style-name="gr10" draw:layer="layout" svg:width="8.14cm" svg:height="1.27cm" svg:x="11.275cm" svg:y="7.716cm">
          <draw:text-box>
            <text:p>Station of tracer injection</text:p>
          </draw:text-box>
        </draw:frame>
        <draw:line draw:style-name="gr9" draw:text-style-name="P1" draw:layer="layout" svg:x1="11.243cm" svg:y1="8.351cm" svg:x2="10.424cm" svg:y2="8.9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Kneis</meta:initial-creator>
    <meta:creation-date>2011-07-14T18:52:34</meta:creation-date>
    <meta:generator>LibreOffice/4.2.8.2$Linux_X86_64 LibreOffice_project/420m0$Build-2</meta:generator>
    <dc:date>2016-11-22T13:09:44.153809948</dc:date>
    <meta:editing-duration>PT53M1S</meta:editing-duration>
    <meta:editing-cycles>11</meta:editing-cycles>
    <dc:creator>David K</dc:creator>
    <meta:document-statistic meta:object-count="23"/>
  </office:meta>
</office:document-meta>
</file>